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2.923cm" draw:z-index="1"><draw:text-box><text:p text:style-name="Frame_20_contents"><office:annotation><dc:creator>Gauthier Bastien</dc:creator><dc:date>2011-02-16T14:49:10</dc:date><text:p text:style-name="P5"><text:span text:style-name="T7">do text if not urbanEventObj.getClaimants()</text:span></text:p><text:p text:style-name="P5"><text:span text:style-name="T7">from xhtml(</text:span><text:span text:style-name="T11">tool.decorateHTML('UrbanAddress', urbanEventObj.getClaimants()[-1]</text:span><text:span text:style-name="T7">.getSignaletic(withaddress=True,linebyline=True)))</text:span></text:p></office:annotation><text:span text:style-name="T4">Titre Nom Prénom<text:line-break/>Adresse ligne1<text:line-break/>Adresse ligne2</text:span>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ccusé de réception d'une réclamation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self</text:span><text:span text:style-name="T11">.getApplic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0">do text if not len(</text:span><text:span text:style-name="T10">self</text:span><text:span text:style-name="T11">.getApplicants()</text:span><text:span text:style-name="T10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text:text-input text:description="Titre du demandeur">urbanEventObj.getClaimants()[-1].getPersonTitleValue()</text:text-input>,</text:p>
      <text:p text:style-name="UrbanBody"/>
      <text:p text:style-name="UrbanBody">Nous accusons bonne réception de votre courrier daté du [XXX], reçu dans le cadre de l'enquête publique concernant la demande de permis d'urbanisme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4"/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P4"/>
      <text:p text:style-name="P4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5"><text:span text:style-name="T8">do text if not tool.isDecentralized or (</text:span><text:span text:style-name="T9">tool.isDecentralized </text:span><text:span text:style-name="T8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5"><text:span text:style-name="T8">do text if </text:span><text:span text:style-name="T9">tool.isDecentralized </text:span><text:span text:style-name="T8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/>
      <text:p text:style-name="UrbanBody"><text:soft-page-break/>Demeurant à votre disposition, <text:text-input text:description="Titre du demandeur">urbanEventObj.getClaimants()[-1].getPersonTitleValue()</text:text-input>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12T09:58:48</dc:date>
    <dc:language>fr-FR</dc:language>
    <meta:editing-cycles>145</meta:editing-cycles>
    <meta:editing-duration>P2DT6H15S</meta:editing-duration>
    <dc:creator>Simon Delcourt</dc:creator>
    <meta:document-statistic meta:table-count="0" meta:image-count="0" meta:object-count="0" meta:page-count="2" meta:paragraph-count="23" meta:word-count="270" meta:character-count="2139" meta:non-whitespace-character-count="1899"/>
    <meta:user-defined meta:name="Info 1"/>
    <meta:user-defined meta:name="Info 2"/>
    <meta:user-defined meta:name="Info 3"/>
    <meta:user-defined meta:name="Info 4"/>
  </office:meta>
</office:document-meta>
</file>